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T1" style:family="text">
      <style:text-properties fo:font-size="16pt" style:font-size-asian="16pt" style:font-size-complex="16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📝 <text:span text:style-name="T1">Assignment: Data Visualization with Matplotlib</text:span></text:h>
      <text:p text:style-name="Text_20_body"><text:span text:style-name="Strong_20_Emphasis"><text:span text:style-name="T1">Dataset</text:span></text:span><text:span text:style-name="T1">: Use the provided sales da</text:span>taset (<text:span text:style-name="Source_20_Text">Invoice ID, City, CustomerType, Gender, Product, ItemPrice, Quantity, Total, Date, Time, Payment, CustomerSalary, Rating</text:span>).</text:p>
      <text:p text:style-name="Horizontal_20_Line"/>
      <text:h text:style-name="Heading_20_2" text:outline-level="2">Part A: Line Chart </text:h>
      <text:list text:style-name="L1">
        <text:list-item>
          <text:p text:style-name="P1">Plot a <text:span text:style-name="Strong_20_Emphasis">line graph</text:span> showing <text:span text:style-name="Strong_20_Emphasis">average customer ratings per month</text:span>.</text:p>
          <text:list>
            <text:list-item>
              <text:p text:style-name="P1">X-axis: Months (Jan–Dec)</text:p>
            </text:list-item>
            <text:list-item>
              <text:p text:style-name="P1">Y-axis: Average rating</text:p>
            </text:list-item>
            <text:list-item>
              <text:p text:style-name="P1">Add markers and gridlines.</text:p>
            </text:list-item>
          </text:list>
        </text:list-item>
      </text:list>
      <text:p text:style-name="Text_20_body">📌 <text:span text:style-name="Emphasis">Hint</text:span>: Use <text:span text:style-name="Source_20_Text">groupby("month")["rating"].mean()</text:span></text:p>
      <text:p text:style-name="Horizontal_20_Line"/>
      <text:h text:style-name="Heading_20_2" text:outline-level="2">Part B: Bar Chart </text:h>
      <text:list text:style-name="L2">
        <text:list-item>
          <text:p text:style-name="P2">Create a <text:span text:style-name="Strong_20_Emphasis">bar chart</text:span> of <text:span text:style-name="Strong_20_Emphasis">total sales by payment method</text:span>.</text:p>
          <text:list>
            <text:list-item>
              <text:p text:style-name="P2">X-axis: Payment types (Cash, MPESA, Credit Card)</text:p>
            </text:list-item>
            <text:list-item>
              <text:p text:style-name="P2">Y-axis: Total Sales</text:p>
            </text:list-item>
            <text:list-item>
              <text:p text:style-name="P2">Use different colors for each bar.</text:p>
            </text:list-item>
          </text:list>
        </text:list-item>
      </text:list>
      <text:p text:style-name="Text_20_body">📌 <text:span text:style-name="Emphasis">Hint</text:span>: Use <text:span text:style-name="Source_20_Text">df.groupby("payment")["total"].sum()</text:span></text:p>
      <text:p text:style-name="Horizontal_20_Line"/>
      <text:h text:style-name="Heading_20_2" text:outline-level="2">Part C: Histogram </text:h>
      <text:list text:style-name="L3">
        <text:list-item>
          <text:p text:style-name="P3">Draw a histogram showing the <text:span text:style-name="Strong_20_Emphasis">distribution of product unit prices (</text:span><text:span text:style-name="Strong_20_Emphasis"><text:span text:style-name="Source_20_Text">itemprice</text:span></text:span><text:span text:style-name="Strong_20_Emphasis">)</text:span>.</text:p>
          <text:list>
            <text:list-item>
              <text:p text:style-name="P3">Use <text:span text:style-name="Strong_20_Emphasis">10 bins</text:span>.</text:p>
            </text:list-item>
            <text:list-item>
              <text:p text:style-name="P3">Customize color and add labels.</text:p>
            </text:list-item>
          </text:list>
        </text:list-item>
      </text:list>
      <text:p text:style-name="Text_20_body">📌 <text:span text:style-name="Emphasis">Hint</text:span>: Use <text:span text:style-name="Source_20_Text">plt.hist(df["itemprice"], bins=10)</text:span></text:p>
      <text:p text:style-name="Horizontal_20_Line"/>
      <text:h text:style-name="Heading_20_2" text:outline-level="2">Part D: Reflection </text:h>
      <text:list text:style-name="L4">
        <text:list-item>
          <text:p text:style-name="P4">Answer in <text:span text:style-name="Strong_20_Emphasis">3–5 sentences</text:span>:</text:p>
          <text:list>
            <text:list-item>
              <text:p text:style-name="P4">Which chart type (line, bar, histogram) is most useful for analyzing <text:span text:style-name="Strong_20_Emphasis">sales trends</text:span>?</text:p>
            </text:list-item>
            <text:list-item>
              <text:p text:style-name="P4">Which is best for <text:span text:style-name="Strong_20_Emphasis">customer demographics</text:span>? Why?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6T09:35:22.847314964</meta:creation-date>
    <dc:date>2025-09-26T09:36:31.952653953</dc:date>
    <meta:editing-duration>PT1M11S</meta:editing-duration>
    <meta:editing-cycles>1</meta:editing-cycles>
    <meta:document-statistic meta:table-count="0" meta:image-count="0" meta:object-count="0" meta:page-count="1" meta:paragraph-count="23" meta:word-count="158" meta:character-count="999" meta:non-whitespace-character-count="876"/>
    <meta:generator>LibreOffice/24.2.7.2$Linux_X86_64 LibreOffice_project/420$Build-2</meta:generator>
  </office:meta>
</office:document-meta>
</file>